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15d195" officeooo:paragraph-rsid="0015d195"/>
    </style:style>
    <style:style style:name="P2" style:family="paragraph" style:parent-style-name="Standard">
      <style:text-properties fo:language="pt" fo:country="PT" officeooo:rsid="0015d626" officeooo:paragraph-rsid="0015d626"/>
    </style:style>
    <style:style style:name="P3" style:family="paragraph" style:parent-style-name="Standard">
      <style:text-properties fo:language="pt" fo:country="PT" officeooo:rsid="0016102b" officeooo:paragraph-rsid="0016102b"/>
    </style:style>
    <style:style style:name="T1" style:family="text">
      <style:text-properties officeooo:rsid="0015d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 1996, uma empresa chamada Rational Software adquiriu um processo de engenharia de software chamado Objectory Process, originalmente escrito por Ivar Jacobson. Um técnico da Rational for chamado para avançar o desenvolvimento de tal processo, <text:span text:style-name="T1">agora com o nome de Rational Objectory Process(ROP)</text:span>. <text:span text:style-name="T1">O nome do processo sofreria outra mudança mais tarde, para ficar alinhado com o nome da Unified Modeling Language(UML). Assim começou o Rational Unified Process(RUP).</text:span></text:p>
      <text:p text:style-name="P1"/>
      <text:p text:style-name="P2">O mesmo técnico chamado no inicio, Philippe Kruchten, continuou o desenvolvimento do RUP, que se tornou um ótimo negócio para a Rational Software. O processo se tornou maleavel, e a Rational tinha como prover os serviços e as ferramentas para mante-lo.</text:p>
      <text:p text:style-name="P2">Por muitos anos, a Rational continuou adquirindo empresas e aproveitando algo para acrescentar ao RUP sempre que possivel. O processo se manteu, acumulando várias disciplinas e métodos cada vez melhores.</text:p>
      <text:p text:style-name="P2"/>
      <text:p text:style-name="P3">Em 2003, a IBM adquiriu a Rational Software e até hoje administra o R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Barros</meta:initial-creator>
    <meta:creation-date>2015-04-13T19:46:20.153969453</meta:creation-date>
    <dc:date>2015-04-13T20:24:44.668270542</dc:date>
    <dc:creator>Victor Barros</dc:creator>
    <meta:editing-duration>PT6M53S</meta:editing-duration>
    <meta:editing-cycles>1</meta:editing-cycles>
    <meta:document-statistic meta:table-count="0" meta:image-count="0" meta:object-count="0" meta:page-count="1" meta:paragraph-count="4" meta:word-count="153" meta:character-count="991" meta:non-whitespace-character-count="842"/>
    <meta:generator>LibreOffice/4.2.8.2$Linux_x86 LibreOffice_project/420m0$Build-2</meta:generator>
  </office:meta>
</office:document-meta>
</file>